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Ty, co mieszkasz sam</text:span><text:span text:style-name="T1"><text:line-break/></text:span><text:span text:style-name="T1">w moim sercu </text:span><text:span text:style-name="T1">na dnie. /x2</text:span><text:span text:style-name="T1"><text:line-break/></text:span><text:span text:style-name="T1"><text:line-break/></text:span><text:span text:style-name="T1">Niech Twój usłyszę głos</text:span><text:span text:style-name="T1"><text:line-break/></text:span><text:span text:style-name="T1">w moim sercu na d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Ty, co mieszkasz sam</text:span><text:span text:style-name="T1"><text:line-break/></text:span><text:span text:style-name="T1">w moim sercu </text:span><text:span text:style-name="T1">na dnie. /x2</text:span><text:span text:style-name="T1"><text:line-break/></text:span><text:span text:style-name="T1"><text:line-break/></text:span><text:span text:style-name="T1">Daj Twą radością żyć,</text:span><text:span text:style-name="T1"><text:line-break/></text:span><text:span text:style-name="T1">w moim sercu na d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Ty, co mieszkasz sam</text:span><text:span text:style-name="T1"><text:line-break/></text:span><text:span text:style-name="T1">w moim sercu </text:span><text:span text:style-name="T1">na dnie. /x2</text:span><text:span text:style-name="T1"><text:line-break/></text:span><text:span text:style-name="T1"><text:line-break/></text:span><text:span text:style-name="T1">Daj bym się w Tobie skrył,</text:span><text:span text:style-name="T1"><text:line-break/></text:span><text:span text:style-name="T1">w moim sercu na d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11:51</meta:creation-date>
    <dc:creator>Rafał Talacha</dc:creator>
    <dc:date>2009-01-27T11:18:55</dc:date>
    <dc:language>pl-PL</dc:language>
    <meta:editing-cycles>4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